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9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HOLZVERGASER <text:s/>Anlage Steueru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eaktorsteuerung</text:p>
          </table:table-cell>
          <table:table-cell/>
          <table:table-cell office:value-type="string">
            <text:p>Arduino 1</text:p>
          </table:table-cell>
          <table:table-cell/>
          <table:table-cell office:value-type="string">
            <text:p>Opticontr</text:p>
          </table:table-cell>
          <table:table-cell office:value-type="string">
            <text:p>Logo 1 <text:s/>in</text:p>
          </table:table-cell>
          <table:table-cell table:number-columns-repeated="3"/>
          <table:table-cell office:value-type="string">
            <text:p>Arduino 1 out</text:p>
          </table:table-cell>
          <table:table-cell office:value-type="string">
            <text:p>Opticontrol</text:p>
          </table:table-cell>
          <table:table-cell office:value-type="string">
            <text:p>Logo 1 out</text:p>
          </table:table-cell>
        </table:table-row>
        <table:table-row table:style-name="ro1">
          <table:table-cell/>
          <table:table-cell office:value-type="string">
            <text:p>Sensoren <text:s text:c="5"/></text:p>
          </table:table-cell>
          <table:table-cell office:value-type="string">
            <text:p>Analog</text:p>
          </table:table-cell>
          <table:table-cell office:value-type="string">
            <text:p>Digital</text:p>
          </table:table-cell>
          <table:table-cell table:number-columns-repeated="2"/>
          <table:table-cell office:value-type="string">
            <text:p>Aktoren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" office:value-type="string">
            <text:p>Not Aus (alles Rücksetz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7" office:value-type="string">
            <text:p>Bunkerrührwe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Start Taste Reakto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örderschneke <text:s/>Vo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Stop Taste ( regulär Stopp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örderschneke Rück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Reakto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Schleusenantrie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Gasaustrit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Unterdruck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Raumlüftung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Füllstand Reakto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ackelzündung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Füllstand Schleuse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üllstand Asche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Temp Gasfilte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ockerschneke Vorwärt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Ueberstrom Rührwerk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okerschneke Rückwärt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Ueberstrom Austrag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Ueberstrom Stocke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Rüttl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Autragkan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nfachgeblä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Temp Schleus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Reaktorzündu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ker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Gaskühler Pump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ustrag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euermelder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2 Melder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BHKW-Steuerung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>
            <text:p>Temp Motor V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Generato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Temp wt Speicher mitte 120 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Anlasse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Motor starten (anfachen aus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mp Gaseintrit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Stern Dreieck Start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Druckabfall Kühlwass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Temp Abgas wt 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Gasmischer auf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/>
          <table:table-cell table:style-name="ce5" office:value-type="string">
            <text:p>Temperatur Gaskühl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Oeldrukck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Gasmischer zu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Oelmangel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Pumpe nach Puffer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Abgas Temp vor Kamin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Pumpe Vorwärme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U/ Min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pumpe Abgas wt Moto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Netzüberwachu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Lambdasond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mp Gen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Ueberstrom Gen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istung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Schalter Brandschutztüre 1</text:p>
          </table:table-cell>
          <table:table-cell office:value-type="string">
            <text:p><text:s text:c="10"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Schalter Brandschutztüre 2</text:p>
          </table:table-cell>
          <table:table-cell office:value-type="string">
            <text:p><text:s text:c="10"/>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Fehler Reaktor Brennstoffzufuh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Schnitzel Trocknun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rduino 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Temp Speicher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euchtesensor Hackschnitzel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euchtesensor ueber Schnitzel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eratur Unterlagsboden</text:p>
          </table:table-cell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mp Vor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mp Rück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Temp Luftein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Temp nach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Temp Luftaus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duino 2 out</text:p>
          </table:table-cell>
          <table:table-cell office:value-type="string">
            <text:p>Opticontr</text:p>
          </table:table-cell>
          <table:table-cell office:value-type="string">
            <text:p>Logo 2 out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mwälzpumpe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schventil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entilator Zuluft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entilator Fortluft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14:0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22:20:34.50</meta:creation-date>
    <dc:date>2013-01-29T14:08:45.95</dc:date>
    <meta:editing-duration>PT4H42M34S</meta:editing-duration>
    <meta:editing-cycles>20</meta:editing-cycles>
    <meta:generator>LibreOffice/3.4$Win32 LibreOffice_project/340m1$Build-402</meta:generator>
    <meta:document-statistic meta:table-count="3" meta:cell-count="166" meta:object-count="0"/>
  </office:meta>
</office:document-meta>
</file>